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6.992cm"/>
    </style:style>
    <style:style style:name="Table1.B" style:family="table-column">
      <style:table-column-properties style:column-width="2.004cm"/>
    </style:style>
    <style:style style:name="Table1.D" style:family="table-column">
      <style:table-column-properties style:column-width="2.002cm"/>
    </style:style>
    <style:style style:name="Table1.1" style:family="table-row">
      <style:table-row-properties style:min-row-height="1.191cm"/>
    </style:style>
    <style:style style:name="Table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ffcc99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2" style:family="paragraph" style:parent-style-name="Default_20_Text">
      <style:text-properties style:font-name="Times New Roman"/>
    </style:style>
    <style:style style:name="P3" style:family="paragraph" style:parent-style-name="Default_20_Text">
      <style:text-properties style:font-name="Times New Roman" fo:font-style="italic" style:font-style-asian="italic" style:font-style-complex="italic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Preformatted_20_Text">
      <style:text-properties style:font-name="Times New Roman" fo:font-size="10pt" officeooo:rsid="004c4294" officeooo:paragraph-rsid="001b412a" style:font-size-asian="10pt" style:font-size-complex="10pt"/>
    </style:style>
    <style:style style:name="P7" style:family="paragraph" style:parent-style-name="Standard">
      <style:text-properties style:font-name="Times New Roman" fo:font-size="10pt" officeooo:paragraph-rsid="001b412a" style:font-size-asian="10pt" style:font-size-complex="10pt"/>
    </style:style>
    <style:style style:name="P8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text-properties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6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17" style:family="paragraph" style:parent-style-name="Table_20_Contents">
      <style:text-properties style:font-name="Times New Roman" officeooo:rsid="001a9ef3" officeooo:paragraph-rsid="001a9ef3" style:font-size-asian="10pt" style:font-size-complex="10pt"/>
    </style:style>
    <style:style style:name="P18" style:family="paragraph" style:parent-style-name="Table_20_Contents">
      <style:text-properties style:font-name="Times New Roman" officeooo:rsid="004c4294" officeooo:paragraph-rsid="001b412a" style:font-size-asian="10pt" style:font-size-complex="10pt"/>
    </style:style>
    <style:style style:name="P19" style:family="paragraph" style:parent-style-name="Table_20_Contents">
      <style:text-properties style:font-name="Times New Roman" fo:font-weight="bold" officeooo:rsid="004c4294" officeooo:paragraph-rsid="001b412a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weight="bold" officeooo:rsid="004397c7" officeooo:paragraph-rsid="001b412a" style:font-size-asian="10pt" style:font-weight-asian="bold" style:font-size-complex="10pt" style:font-weight-complex="bold"/>
    </style:style>
    <style:style style:name="P21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P22" style:family="paragraph" style:parent-style-name="Table_20_Heading">
      <style:text-properties fo:color="#99284c" loext:opacity="100%" style:font-name="Times New Roman" officeooo:paragraph-rsid="001b412a" style:font-size-asian="10pt" style:font-size-complex="10pt"/>
    </style:style>
    <style:style style:name="P23" style:family="paragraph" style:parent-style-name="Table_20_Contents">
      <style:text-properties fo:font-variant="normal" fo:text-transform="none" fo:color="#000000" loext:opacity="100%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24" style:family="paragraph" style:parent-style-name="Table_20_Contents">
      <style:text-properties fo:font-variant="normal" fo:text-transform="none" fo:color="#000000" loext:opacity="100%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5" style:family="paragraph" style:parent-style-name="Default_20_Text">
      <style:text-properties style:font-name="Arial"/>
    </style:style>
    <style:style style:name="P26" style:family="paragraph" style:parent-style-name="Standard">
      <style:text-properties style:font-name="Arial" officeooo:paragraph-rsid="001b412a"/>
    </style:style>
    <style:style style:name="P27" style:family="paragraph" style:parent-style-name="Table_20_Contents">
      <style:text-properties officeooo:paragraph-rsid="001b412a"/>
    </style:style>
    <style:style style:name="P28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9" style:family="paragraph" style:parent-style-name="Default_20_Text">
      <style:text-properties style:font-name="Times New Roman" fo:font-style="normal" style:font-style-asian="normal" style:font-style-complex="normal"/>
    </style:style>
    <style:style style:name="P30" style:family="paragraph" style:parent-style-name="Default_20_Text">
      <style:text-properties style:font-name="Times New Roman" fo:font-style="italic" style:font-style-asian="italic" style:font-style-complex="italic"/>
    </style:style>
    <style:style style:name="P31" style:family="paragraph" style:parent-style-name="Standard">
      <style:text-properties style:font-name="Times New Roman" fo:font-size="10pt" fo:font-weight="bold" officeooo:paragraph-rsid="001c60f3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Times New Roman" fo:font-size="10pt" officeooo:rsid="00282972" officeooo:paragraph-rsid="001c60f3" style:font-size-asian="10pt" style:font-size-complex="10pt"/>
    </style:style>
    <style:style style:name="P33" style:family="paragraph" style:parent-style-name="Standard">
      <style:text-properties style:font-name="Times New Roman" fo:font-size="10pt" officeooo:paragraph-rsid="001c60f3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officeooo:paragraph-rsid="001c60f3"/>
    </style:style>
    <style:style style:name="P35" style:family="paragraph" style:parent-style-name="Table_20_Contents">
      <style:text-properties officeooo:paragraph-rsid="001c60f3"/>
    </style:style>
    <style:style style:name="P36" style:family="paragraph" style:parent-style-name="Table_20_Heading">
      <style:text-properties fo:color="#99284c" loext:opacity="100%" style:font-name="Times New Roman" officeooo:paragraph-rsid="001c60f3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72ccb"/>
    </style:style>
    <style:style style:name="T3" style:family="text">
      <style:text-properties officeooo:rsid="00191876"/>
    </style:style>
    <style:style style:name="T4" style:family="text">
      <style:text-properties officeooo:rsid="001a22d5"/>
    </style:style>
    <style:style style:name="T5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6b7b5" fo:background-color="transparent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82972" fo:background-color="transparent" loext:char-shading-value="0" style:font-weight-asian="bold" style:font-weight-complex="bold"/>
    </style:style>
    <style:style style:name="T8" style:family="text">
      <style:text-properties officeooo:rsid="0028297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DOCUMENT FOR ORDER</text:p>
      <text:p text:style-name="P2"/>
      <text:p text:style-name="P13">This is an ODT template document used to generate personalized documents for your customers or suppliers.</text:p>
      <text:p text:style-name="P13"/>
      <text:p text:style-name="P12">My information:</text:p>
      <text:p text:style-name="P3">This is a list of tags that will be replaced with your informations:</text:p>
      <text:p text:style-name="P4">mycompany_logo = {mycompany_logo}</text:p>
      <text:p text:style-name="P4">mycompany_name = {mycompany_name}</text:p>
      <text:p text:style-name="P4">mycompany_address = {mycompany_address}</text:p>
      <text:p text:style-name="P4">mycompany_zip = {mycompany_zip}</text:p>
      <text:p text:style-name="P4">mycompany_town = {mycompany_town}</text:p>
      <text:p text:style-name="P4">mycompany_country = {mycompany_country}</text:p>
      <text:p text:style-name="P5">mycompany_country_code = {mycompany_country_code}</text:p>
      <text:p text:style-name="P5">mycompany_state = {mycompany_state}</text:p>
      <text:p text:style-name="P5">mycompany_state_code = {mycompany_state_code}</text:p>
      <text:p text:style-name="P4">mycompany_phone = {mycompany_phone}</text:p>
      <text:p text:style-name="P4">mycompany_fax = {mycompany_fax}</text:p>
      <text:p text:style-name="P4">mycompany_email = {mycompany_email}</text:p>
      <text:p text:style-name="P4">mycompany_web = {mycompany_web}</text:p>
      <text:p text:style-name="P4">mycompany_barcode = {mycompany_barcode}</text:p>
      <text:p text:style-name="P4">mycompany_capital= {mycompany_capital}</text:p>
      <text:p text:style-name="P4">mycompany_juridicalstatus= {mycompany_juridicalstatus}</text:p>
      <text:p text:style-name="P4">mycompany_idprof1 = {mycompany_idprof1}</text:p>
      <text:p text:style-name="P4">mycompany_idprof2 = {mycompany_idprof2}</text:p>
      <text:p text:style-name="P4">mycompany_idprof3 = {mycompany_idprof3}</text:p>
      <text:p text:style-name="P4">mycompany_idprof4 = {mycompany_idprof4}</text:p>
      <text:p text:style-name="P5">mycompany_idprof5 = {mycompany_idprof5}</text:p>
      <text:p text:style-name="P5">mycompany_idprof6 = {mycompany_idprof6}</text:p>
      <text:p text:style-name="P4">mycompany_vatnumber = {mycompany_vatnumber}</text:p>
      <text:p text:style-name="P4">mycompany_note_<text:span text:style-name="T4">private</text:span> = <text:span text:style-name="T4">{mycompany_note_private}</text:span></text:p>
      <text:p text:style-name="P4">...</text:p>
      <text:p text:style-name="P8"/>
      <text:p text:style-name="P9">Customers, prospects or suppliers information:</text:p>
      <text:p text:style-name="P3">This is a list of other tags that will be replaced with correct values (tags between {}) :</text:p>
      <text:p text:style-name="P4">company_name = {company_name}</text:p>
      <text:p text:style-name="P4">company_address = {company_address}</text:p>
      <text:p text:style-name="P4">company_zip = {company_zip}</text:p>
      <text:p text:style-name="P4">company_town = {company_town}</text:p>
      <text:p text:style-name="P4">company_country = {company_country}</text:p>
      <text:p text:style-name="P5">company_country_code = {company_country_code}</text:p>
      <text:p text:style-name="P5">company_state = {company_state}</text:p>
      <text:p text:style-name="P5">company_state_code = {company_state_code}</text:p>
      <text:p text:style-name="P4">company_phone = {company_phone}</text:p>
      <text:p text:style-name="P4">company_fax = {company_fax}</text:p>
      <text:p text:style-name="P4">company_email = {company_email}</text:p>
      <text:p text:style-name="P4">company_web = {company_web}</text:p>
      <text:p text:style-name="P4">company_barcode = {company_barcode}</text:p>
      <text:p text:style-name="P4">company_customercode = {company_customercode}</text:p>
      <text:p text:style-name="P4">company_suppliercode = {company_suppliercode}</text:p>
      <text:p text:style-name="P4">company_capital = {company_capital}</text:p>
      <text:p text:style-name="P4">company_juridicalstatus = {company_juridicalstatus}</text:p>
      <text:p text:style-name="P4">company_idprof1 = {company_idprof1}</text:p>
      <text:p text:style-name="P4">company_idprof2 = {company_idprof2}</text:p>
      <text:p text:style-name="P4">company_idprof3 = {company_idprof3}</text:p>
      <text:p text:style-name="P4">company_idprof4 = {company_idprof4}</text:p>
      <text:p text:style-name="P5">company_idprof5 = {company_idprof5}</text:p>
      <text:p text:style-name="P5">company_idprof6 = {company_idprof6}</text:p>
      <text:p text:style-name="P4">company_vatnumber = {company_vatnumber}</text:p>
      <text:p text:style-name="P8">company_note_<text:span text:style-name="T3">private</text:span> = <text:span text:style-name="T3">{company_note_private}</text:span></text:p>
      <text:p text:style-name="P8">…</text:p>
      <text:p text:style-name="P2"><text:soft-page-break/></text:p>
      <text:p text:style-name="P9">User information:</text:p>
      <text:p text:style-name="P11">myuser_lastname = {myuser_lastname}</text:p>
      <text:p text:style-name="P11">myuser_firstname = {myuser_firstname}</text:p>
      <text:p text:style-name="P11">myuser_login = {myuser_login}</text:p>
      <text:p text:style-name="P11">myuser_email = {myuser_email}</text:p>
      <text:p text:style-name="P23">[!-- IF {myuser_email} --]</text:p>
      <text:p text:style-name="P23">My email is defined to {myuser_email}</text:p>
      <text:p text:style-name="P24">[!-- ELSE {myuser_email} --]</text:p>
      <text:p text:style-name="P23">My email is NO<text:span text:style-name="T2">T</text:span> defined</text:p>
      <text:p text:style-name="P23">[!-- ENDIF {myuser_email} --]</text:p>
      <text:p text:style-name="P8"><text:span text:style-name="T11">...</text:span></text:p>
      <text:p text:style-name="P8"/>
      <text:p text:style-name="P8"/>
      <text:p text:style-name="P8"/>
      <text:p text:style-name="P9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ref_customer = {object_ref_customer}</text:p>
      <text:p text:style-name="P4">object_date = {object_date}</text:p>
      <text:p text:style-name="P4">object_date_delivery = {object_date_delivery} </text:p>
      <text:p text:style-name="P4">object_date_creation = {object_date_creation}</text:p>
      <text:p text:style-name="P4">object_date_validation = {object_date_validation}</text:p>
      <text:p text:style-name="P4">object_date_close = {object_date_close}</text:p>
      <text:p text:style-name="P4">object_total_ht = {object_total_ht}</text:p>
      <text:p text:style-name="P4">object_total_vat = {object_total_vat}</text:p>
      <text:p text:style-name="P4">object_total_ttc = {object_total_ttc}</text:p>
      <text:p text:style-name="P4">object_payment_mode = {object_payment_mode}</text:p>
      <text:p text:style-name="P4">object_payment_term = {object_payment_term}</text:p>
      <text:p text:style-name="P4">object_note_private = {object_note_private}</text:p>
      <text:p text:style-name="P4">object_note = {object_note}</text:p>
      <text:p text:style-name="P4">free_text = {free_text}</text:p>
      <text:p text:style-name="P8">...</text:p>
      <text:p text:style-name="P3"/>
      <text:p text:style-name="P3"/>
      <text:p text:style-name="P3"/>
      <text:p text:style-name="P10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29"><text:span text:style-name="T10">[!-- END row.lines --]</text:span></text:p>
      <text:p text:style-name="P29"><text:span text:style-name="T10"/></text:p>
      <text:p text:style-name="P29"><text:span text:style-name="T10"/></text:p>
      <text:p text:style-name="P29"><text:span text:style-name="T10"/></text:p>
      <text:p text:style-name="P33"><text:span text:style-name="T6">Subtotals </text:span><text:span text:style-name="T7">lines information</text:span><text:span text:style-name="T5">:</text:span></text:p>
      <text:p text:style-name="P33">is_subtotals_line <text:span text:style-name="T8">= {is_subtotals_line}</text:span></text:p>
      <text:p text:style-name="P33">is_not_subtotals_line <text:span text:style-name="T8">= {is_not_subtotals_line}</text:span></text:p>
      <text:p text:style-name="P32">is_subtotals_title = {is_subtotals_title}</text:p>
      <text:p text:style-name="P33">is_subtotals_subtotal <text:span text:style-name="T8">= {is_subtotals_subtotal}</text:span></text:p>
      <text:p text:style-name="P33">subtotals_total <text:span text:style-name="T8">= {subtotals_total}</text:span></text:p>
      <text:p text:style-name="P33">subtotals_level <text:span text:style-name="T8">= {subtotals_level}</text:span></text:p>
      <text:p text:style-name="P3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header-rows>
          <text:soft-page-break/>
          <table:table-row table:style-name="Table1.1">
            <table:table-cell table:style-name="Table1.A1" office:value-type="string">
              <text:p text:style-name="P36">__Description__</text:p>
            </table:table-cell>
            <table:table-cell table:style-name="Table1.A1" office:value-type="string">
              <text:p text:style-name="P36">__VatRate__</text:p>
            </table:table-cell>
            <table:table-cell table:style-name="Table1.A1" office:value-type="string">
              <text:p text:style-name="P36">__UP__</text:p>
            </table:table-cell>
            <table:table-cell table:style-name="Table1.A1" office:value-type="string">
              <text:p text:style-name="P36">__Qty__</text:p>
            </table:table-cell>
            <table:table-cell table:style-name="Table1.A1" office:value-type="string">
              <text:p text:style-name="P36">__Discount__</text:p>
            </table:table-cell>
            <table:table-cell table:style-name="Table1.F1" office:value-type="string">
              <text:p text:style-name="P36">__TotalHT__</text:p>
            </table:table-cell>
          </table:table-row>
        </table:table-header-rows>
        <table:table-row>
          <table:table-cell table:style-name="Table1.A2" office:value-type="string">
            <text:p text:style-name="P35">[!-- BEGIN row.lines --][!-- IF {is_subtotals_line} --]<text:span text:style-name="T9">{line_fulldesc}</text:span>[!-- ELSE {is_subtotals_line} --]{line_fulldesc}[!-- ENDIF {is_subtotals_line} --]</text:p>
          </table:table-cell>
          <table:table-cell table:style-name="Table1.A2" office:value-type="string">
            <text:p text:style-name="P35">[!-- IF {is_subtotals_line} --][!-- ELSE {is_subtotals_line} --]{line_vatrate}[!-- ENDIF {is_subtotals_line} --]</text:p>
          </table:table-cell>
          <table:table-cell table:style-name="Table1.A2" office:value-type="string">
            <text:p text:style-name="P34">[!-- IF {is_subtotals_line} --][!-- ELSE {is_subtotals_line} --]{line_up}[!-- ENDIF {is_subtotals_line} --]</text:p>
          </table:table-cell>
          <table:table-cell table:style-name="Table1.A2" office:value-type="string">
            <text:p text:style-name="P35">[!-- IF {is_subtotals_line} --][!-- ELSE {is_subtotals_line} --]{line_qty}[!-- ENDIF {is_subtotals_line} --]</text:p>
          </table:table-cell>
          <table:table-cell table:style-name="Table1.A2" office:value-type="string">
            <text:p text:style-name="P35">[!-- IF {is_subtotals_line} --][!-- ELSE {is_subtotals_line} --]{line_discount_percent}[!-- ENDIF {is_subtotals_line} --]</text:p>
          </table:table-cell>
          <table:table-cell table:style-name="Table1.F2" office:value-type="string">
            <text:p text:style-name="P34">[!-- IF {is_subtotals_subtotal} --]<text:span text:style-name="T9">{subtotals_total}</text:span>[!-- ENDIF {is_subtotals_subtotal} --][!-- IF {is_subtotals_line} --][!-- ELSE {is_subtotals_line} --]{line_price_ht}[!-- ENDIF {is_subtotals_line} --][!-- END row.lines --]</text:p>
          </table:table-cell>
        </table:table-row>
      </table:table>
      <text:p text:style-name="P31"/>
      <text:p text:style-name="P2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25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  <text:p text:style-name="P25"/>
      <text:p text:style-name="P7"><text:span text:style-name="T6">Subtotals module</text:span><text:span text:style-name="T5">:</text:span></text:p>
      <text:p text:style-name="P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30T15:22:47.829512216</dc:date>
    <meta:editing-duration>PT5H37M59S</meta:editing-duration>
    <meta:editing-cycles>70</meta:editing-cycles>
    <meta:generator>LibreOffice/7.3.7.2$Linux_X86_64 LibreOffice_project/30$Build-2</meta:generator>
    <meta:document-statistic meta:table-count="1" meta:image-count="0" meta:object-count="0" meta:page-count="3" meta:paragraph-count="121" meta:word-count="505" meta:character-count="4862" meta:non-whitespace-character-count="4496"/>
    <meta:user-defined meta:name="Información 1"/>
    <meta:user-defined meta:name="Información 2"/>
    <meta:user-defined meta:name="Información 3"/>
    <meta:user-defined meta:name="Información 4"/>
  </office:meta>
</office:document-meta>
</file>